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2d54" officeooo:paragraph-rsid="00042d54"/>
    </style:style>
    <style:style style:name="P2" style:family="paragraph" style:parent-style-name="Standard">
      <style:text-properties officeooo:rsid="00042d54" officeooo:paragraph-rsid="0006ebe3"/>
    </style:style>
    <style:style style:name="P3" style:family="paragraph" style:parent-style-name="Standard">
      <style:text-properties officeooo:rsid="00042d54" officeooo:paragraph-rsid="002caee6"/>
    </style:style>
    <style:style style:name="P4" style:family="paragraph" style:parent-style-name="Standard">
      <style:text-properties officeooo:rsid="0018d585" officeooo:paragraph-rsid="0018d585"/>
    </style:style>
    <style:style style:name="T1" style:family="text">
      <style:text-properties officeooo:rsid="0009277b"/>
    </style:style>
    <style:style style:name="T2" style:family="text">
      <style:text-properties officeooo:rsid="0009e156"/>
    </style:style>
    <style:style style:name="T3" style:family="text">
      <style:text-properties officeooo:rsid="000c6113"/>
    </style:style>
    <style:style style:name="T4" style:family="text">
      <style:text-properties officeooo:rsid="000e3cc8"/>
    </style:style>
    <style:style style:name="T5" style:family="text">
      <style:text-properties officeooo:rsid="00114a0e"/>
    </style:style>
    <style:style style:name="T6" style:family="text">
      <style:text-properties officeooo:rsid="00117d0f"/>
    </style:style>
    <style:style style:name="T7" style:family="text">
      <style:text-properties officeooo:rsid="0012d177"/>
    </style:style>
    <style:style style:name="T8" style:family="text">
      <style:text-properties officeooo:rsid="0013f490"/>
    </style:style>
    <style:style style:name="T9" style:family="text">
      <style:text-properties officeooo:rsid="0018d585"/>
    </style:style>
    <style:style style:name="T10" style:family="text">
      <style:text-properties officeooo:rsid="001a9d14"/>
    </style:style>
    <style:style style:name="T11" style:family="text">
      <style:text-properties officeooo:rsid="001bf441"/>
    </style:style>
    <style:style style:name="T12" style:family="text">
      <style:text-properties officeooo:rsid="001e55f2"/>
    </style:style>
    <style:style style:name="T13" style:family="text">
      <style:text-properties officeooo:rsid="001f9116"/>
    </style:style>
    <style:style style:name="T14" style:family="text">
      <style:text-properties officeooo:rsid="00255406"/>
    </style:style>
    <style:style style:name="T15" style:family="text">
      <style:text-properties officeooo:rsid="00270252"/>
    </style:style>
    <style:style style:name="T16" style:family="text">
      <style:text-properties officeooo:rsid="0027a764"/>
    </style:style>
    <style:style style:name="T17" style:family="text">
      <style:text-properties officeooo:rsid="00290df3"/>
    </style:style>
    <style:style style:name="T18" style:family="text">
      <style:text-properties officeooo:rsid="002caee6"/>
    </style:style>
    <style:style style:name="T19" style:family="text">
      <style:text-properties officeooo:rsid="002d43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8933263104202527087F</text:p>
      <text:p text:style-name="P1">8933263104202527<text:span text:style-name="T1">095F</text:span></text:p>
      <text:p text:style-name="P1">8933263104202527<text:span text:style-name="T1">103F</text:span></text:p>
      <text:p text:style-name="P1">8933263104202527<text:span text:style-name="T2">533F</text:span></text:p>
      <text:p text:style-name="P1">8933263104202527<text:span text:style-name="T2">541F</text:span></text:p>
      <text:p text:style-name="P1">8933263104202527<text:span text:style-name="T3">558F</text:span></text:p>
      <text:p text:style-name="P1">8933263104202527<text:span text:style-name="T3">566F</text:span></text:p>
      <text:p text:style-name="P1">8933263104202527<text:span text:style-name="T3">574F</text:span></text:p>
      <text:p text:style-name="P1">8933263104202527<text:span text:style-name="T4">582F</text:span></text:p>
      <text:p text:style-name="P1">8933263104202527<text:span text:style-name="T4">590F</text:span></text:p>
      <text:p text:style-name="P1"/>
      <text:p text:style-name="P1">8933263104202527<text:span text:style-name="T5">699F</text:span></text:p>
      <text:p text:style-name="P1">8933263104202527<text:span text:style-name="T5">681F</text:span></text:p>
      <text:p text:style-name="P1">8933263104202527<text:span text:style-name="T5">673F</text:span></text:p>
      <text:p text:style-name="P2">8933263104202527<text:span text:style-name="T5">665F</text:span></text:p>
      <text:p text:style-name="P2">8933263104202527<text:span text:style-name="T6">657F</text:span></text:p>
      <text:p text:style-name="P2">8933263104202527<text:span text:style-name="T6">640F</text:span></text:p>
      <text:p text:style-name="P2">8933263104202527<text:span text:style-name="T7">632F</text:span></text:p>
      <text:p text:style-name="P2">8933263104202527<text:span text:style-name="T7">624F</text:span></text:p>
      <text:p text:style-name="P2">8933263104202527<text:span text:style-name="T7">616F</text:span></text:p>
      <text:p text:style-name="P2">8933263104202527<text:span text:style-name="T8">608F</text:span></text:p>
      <text:p text:style-name="P4"/>
      <text:p text:style-name="P2">8933263104202527<text:span text:style-name="T9">970F</text:span></text:p>
      <text:p text:style-name="P2">8933263104202527<text:span text:style-name="T9">962F</text:span></text:p>
      <text:p text:style-name="P2">8933263104202527<text:span text:style-name="T9">954F</text:span></text:p>
      <text:p text:style-name="P2">8933263104202527<text:span text:style-name="T10">947F</text:span></text:p>
      <text:p text:style-name="P2">8933263104202527<text:span text:style-name="T11">939F</text:span></text:p>
      <text:p text:style-name="P2">8933263104202527<text:span text:style-name="T11">921F</text:span></text:p>
      <text:p text:style-name="P2">8933263104202527<text:span text:style-name="T11">913F</text:span></text:p>
      <text:p text:style-name="P2">8933263104202527<text:span text:style-name="T12">905F</text:span></text:p>
      <text:p text:style-name="P2">8933263104202527<text:span text:style-name="T13">996F</text:span></text:p>
      <text:p text:style-name="P2">8933263104202527<text:span text:style-name="T13">988F</text:span></text:p>
      <text:p text:style-name="P2"/>
      <text:p text:style-name="P2">8933263104202527<text:span text:style-name="T14">798F</text:span></text:p>
      <text:p text:style-name="P2">8933263104202527<text:span text:style-name="T14">780F</text:span></text:p>
      <text:p text:style-name="P2">8933263104202527<text:span text:style-name="T14">772F</text:span></text:p>
      <text:p text:style-name="P2">8933263104202527<text:span text:style-name="T14">764F</text:span></text:p>
      <text:p text:style-name="P2">8933263104202527<text:span text:style-name="T14">756F</text:span></text:p>
      <text:p text:style-name="P2">8933263104202527<text:span text:style-name="T14">749F</text:span></text:p>
      <text:p text:style-name="P2">8933263104202527<text:span text:style-name="T15">731F</text:span></text:p>
      <text:p text:style-name="P2">8933263104202527<text:span text:style-name="T16">723F</text:span></text:p>
      <text:p text:style-name="P2">8933263104202527<text:span text:style-name="T17">715F</text:span></text:p>
      <text:p text:style-name="P2">8933263104202527<text:span text:style-name="T17">707F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8933263104202527<text:span text:style-name="T18">897F</text:span></text:p>
      <text:p text:style-name="P2">8933263104202527<text:span text:style-name="T18">889F</text:span></text:p>
      <text:p text:style-name="P2">8933263104202527<text:span text:style-name="T18">871F</text:span></text:p>
      <text:p text:style-name="P2">8933263104202527<text:span text:style-name="T18">863F</text:span></text:p>
      <text:p text:style-name="P2">8933263104202527<text:span text:style-name="T18">855F</text:span></text:p>
      <text:p text:style-name="P2">8933263104202527<text:span text:style-name="T18">848F</text:span></text:p>
      <text:p text:style-name="P2">8933263104202527<text:span text:style-name="T18">830F</text:span></text:p>
      <text:p text:style-name="P2">8933263104202527<text:span text:style-name="T18">822F</text:span></text:p>
      <text:p text:style-name="P2">8933263104202527<text:span text:style-name="T19">814F</text:span></text:p>
      <text:p text:style-name="P3">8933263104202527<text:span text:style-name="T19">806F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2T10:37:28.147000000</dc:date>
    <meta:editing-duration>PT12M18S</meta:editing-duration>
    <meta:editing-cycles>25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50" meta:word-count="50" meta:character-count="1000" meta:non-whitespace-character-count="1000"/>
  </office:meta>
</office:document-meta>
</file>